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INFORME 1: Ventas de productos ordenadas de menor a mayor precio</text:h>
      <text:h text:style-name="Heading_20_2" text:outline-level="2"><text:s/>Descripción</text:h>
      <text:p text:style-name="Text_20_body">Este informe muestra todas las ventas realizadas, ordenadas por precio de menor a mayor.<text:line-break/>Es útil para:</text:p>
      <text:list text:style-name="L1">
        <text:list-item>
          <text:p text:style-name="P1">Analizar productos más económicos vendidos.</text:p>
        </text:list-item>
        <text:list-item>
          <text:p text:style-name="P1">Detectar tendencias de precios.</text:p>
        </text:list-item>
        <text:list-item>
          <text:p text:style-name="P1">Estudiar el margen comercial.</text:p>
        </text:list-item>
      </text:list>
      <text:p text:style-name="Text_20_body">Incluye: nombre del producto, marca, modelo, cliente comprador, fecha y precio.</text:p>
      <text:p text:style-name="Standard"/>
      <text:h text:style-name="Heading_20_1" text:outline-level="1">INFORME 2: Productos actualmente en reparación con más de 7 días</text:h>
      <text:h text:style-name="Heading_20_2" text:outline-level="2"><text:s/>Descripción</text:h>
      <text:p text:style-name="Text_20_body">Este informe muestra los productos que llevan más de 7 días en estado de reparación.</text:p>
      <text:p text:style-name="Text_20_body">Es útil para:</text:p>
      <text:list text:style-name="L2">
        <text:list-item>
          <text:p text:style-name="P2">Controlar retrasos.</text:p>
        </text:list-item>
        <text:list-item>
          <text:p text:style-name="P2">Avisar a clientes.</text:p>
        </text:list-item>
        <text:list-item>
          <text:p text:style-name="P2">Mejorar tiempos de servicio técnico.</text:p>
        </text:list-item>
      </text:list>
      <text:p text:style-name="Text_20_body">Incluye: producto, cliente, fecha de ingreso y días en reparación.</text:p>
      <text:h text:style-name="Heading_20_1" text:outline-level="1">INFORME 3: Ingresos y gastos mensuales</text:h>
      <text:h text:style-name="Heading_20_2" text:outline-level="2"><text:s/>Descripción</text:h>
      <text:p text:style-name="Text_20_body">Este informe calcula:</text:p>
      <text:list text:style-name="L3">
        <text:list-item>
          <text:p text:style-name="P3"><text:s/>Total ingresos por ventas</text:p>
        </text:list-item>
        <text:list-item>
          <text:p text:style-name="P3"><text:s/>Total gastos por compras</text:p>
        </text:list-item>
        <text:list-item>
          <text:p text:style-name="P3"><text:s/>Beneficio mensual</text:p>
        </text:list-item>
      </text:list>
      <text:p text:style-name="Text_20_body">Es fundamental para analizar la rentabilidad del negocio.</text:p>
      <text:h text:style-name="Heading_20_1" text:outline-level="1"><text:soft-page-break/>INFORME 4: Marcas más vendidas</text:h>
      <text:h text:style-name="Heading_20_2" text:outline-level="2"><text:s/>Descripción</text:h>
      <text:p text:style-name="Text_20_body">Este informe muestra qué marcas generan más ventas.</text:p>
      <text:p text:style-name="Text_20_body">Permite:</text:p>
      <text:list text:style-name="L4">
        <text:list-item>
          <text:p text:style-name="P4">Detectar marcas más rentables.</text:p>
        </text:list-item>
        <text:list-item>
          <text:p text:style-name="P4">Decidir en qué productos invertir más.</text:p>
        </text:list-item>
        <text:list-item>
          <text:p text:style-name="P4">Analizar tendencias del mercado.</text:p>
        </text:list-item>
      </text:list>
      <text:h text:style-name="Heading_20_1" text:outline-level="1">INFORME 5: Clientes con mayor número de reparaciones</text:h>
      <text:h text:style-name="Heading_20_2" text:outline-level="2"><text:s/>Descripción</text:h>
      <text:p text:style-name="Text_20_body">Este informe muestra los clientes que más utilizan el servicio técnico.</text:p>
      <text:p text:style-name="Text_20_body">Útil para:</text:p>
      <text:list text:style-name="L5">
        <text:list-item>
          <text:p text:style-name="P5">Detectar clientes frecuentes.</text:p>
        </text:list-item>
        <text:list-item>
          <text:p text:style-name="P5">Ofrecer descuentos o fidelización.</text:p>
        </text:list-item>
        <text:list-item>
          <text:p text:style-name="P5">Analizar comportamiento de clientes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2-24T08:13:32.766929800</meta:creation-date>
    <dc:date>2026-02-24T08:25:04.769212000</dc:date>
    <meta:editing-duration>PT43S</meta:editing-duration>
    <meta:editing-cycles>1</meta:editing-cycles>
    <meta:generator>LibreOffice/25.2.7.2$Windows_X86_64 LibreOffice_project/5cbfd1ab6520636bb5f7b99185aa69bd7456825d</meta:generator>
    <meta:document-statistic meta:table-count="0" meta:image-count="0" meta:object-count="0" meta:page-count="2" meta:paragraph-count="36" meta:word-count="208" meta:character-count="1329" meta:non-whitespace-character-count="1164"/>
  </office:meta>
</office:document-meta>
</file>